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d5d8" officeooo:paragraph-rsid="0001d5d8"/>
    </style:style>
    <style:style style:name="P2" style:family="paragraph" style:parent-style-name="Standard">
      <style:paragraph-properties fo:text-align="center" style:justify-single-word="false"/>
      <style:text-properties fo:font-size="26pt" fo:font-weight="bold" officeooo:rsid="0001d5d8" officeooo:paragraph-rsid="0001d5d8"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font-weight="normal" officeooo:rsid="0001d5d8" officeooo:paragraph-rsid="0001d5d8" style:font-size-asian="26pt" style:font-weight-asian="normal" style:font-size-complex="26pt" style:font-weight-complex="normal"/>
    </style:style>
    <style:style style:name="P4" style:family="paragraph" style:parent-style-name="Standard">
      <style:paragraph-properties fo:text-align="justify" style:justify-single-word="false"/>
      <style:text-properties fo:font-size="16pt" fo:font-weight="normal" officeooo:rsid="0001d5d8" officeooo:paragraph-rsid="0001d5d8"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rsid="0001d5d8" officeooo:paragraph-rsid="000233ca"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6pt" fo:font-weight="normal" officeooo:rsid="000233ca" officeooo:paragraph-rsid="000233ca"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02a917" officeooo:paragraph-rsid="0002a917"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06394d" officeooo:paragraph-rsid="0006394d"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0665ff" officeooo:paragraph-rsid="000665ff"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04fcb" officeooo:paragraph-rsid="00104fcb"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010de3b" officeooo:paragraph-rsid="0010de3b"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01124ae" officeooo:paragraph-rsid="001124ae" style:font-size-asian="14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0132ba5" officeooo:paragraph-rsid="00132ba5" style:font-size-asian="14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01501a0" officeooo:paragraph-rsid="001501a0"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fo:font-size="16pt" fo:font-weight="normal" officeooo:rsid="0015fb42" officeooo:paragraph-rsid="0015fb42"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fo:font-weight="normal" officeooo:rsid="0018789a" officeooo:paragraph-rsid="0018789a"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6pt" fo:font-weight="normal" officeooo:rsid="00194651" officeooo:paragraph-rsid="00194651"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rsid="0019f8bb" officeooo:paragraph-rsid="0019f8bb"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1b6e04" officeooo:paragraph-rsid="001b6e04"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fo:font-weight="normal" officeooo:rsid="001c8dcf" officeooo:paragraph-rsid="001c8dcf"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fo:font-weight="normal" officeooo:rsid="001e8a89" officeooo:paragraph-rsid="001e8a89"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fo:font-weight="normal" officeooo:rsid="002002ff" officeooo:paragraph-rsid="002002ff"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fo:font-weight="normal" officeooo:rsid="00204a79" officeooo:paragraph-rsid="00204a79"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fo:font-weight="normal" officeooo:rsid="0021e166" officeooo:paragraph-rsid="0021e166"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fo:font-weight="normal" officeooo:rsid="002979a8" officeooo:paragraph-rsid="002979a8"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fo:font-size="16pt" fo:font-weight="normal" officeooo:rsid="002b1c7a" officeooo:paragraph-rsid="002b1c7a"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fo:font-size="16pt" fo:font-weight="normal" officeooo:rsid="0032456f" officeooo:paragraph-rsid="0032456f"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fo:font-weight="normal" officeooo:rsid="00337901" officeooo:paragraph-rsid="00337901"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fo:font-size="16pt" fo:font-weight="normal" officeooo:rsid="0035997a" officeooo:paragraph-rsid="0035997a"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1d5d8" officeooo:paragraph-rsid="0001d5d8"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20pt" fo:font-weight="bold" officeooo:rsid="0001d5d8" officeooo:paragraph-rsid="000233ca"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48pt" fo:font-weight="bold" officeooo:rsid="0001d5d8" officeooo:paragraph-rsid="0001d5d8" style:font-size-asian="48pt" style:font-weight-asian="bold" style:font-size-complex="48pt" style:font-weight-complex="bold"/>
    </style:style>
    <style:style style:name="P33" style:family="paragraph" style:parent-style-name="Standard">
      <style:paragraph-properties fo:text-align="justify" style:justify-single-word="false"/>
      <style:text-properties fo:font-size="22pt" fo:font-weight="bold" officeooo:rsid="0001d5d8" officeooo:paragraph-rsid="000233ca" style:font-size-asian="22pt" style:font-weight-asian="bold" style:font-size-complex="22pt" style:font-weight-complex="bold"/>
    </style:style>
    <style:style style:name="P34" style:family="paragraph" style:parent-style-name="Standard">
      <style:paragraph-properties fo:text-align="center" style:justify-single-word="false"/>
      <style:text-properties fo:font-size="96pt" fo:font-weight="bold" officeooo:rsid="0001d5d8" officeooo:paragraph-rsid="0001d5d8" style:font-size-asian="96pt" style:font-weight-asian="bold" style:font-size-complex="96pt" style:font-weight-complex="bold"/>
    </style:style>
    <style:style style:name="P35" style:family="paragraph" style:parent-style-name="Standard">
      <style:paragraph-properties fo:text-align="justify" style:justify-single-word="false"/>
      <style:text-properties style:font-name="FreeMono" fo:font-size="12pt" fo:font-weight="normal" officeooo:rsid="00104fcb" officeooo:paragraph-rsid="00104fc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FreeMono" fo:font-size="11pt" fo:font-weight="normal" officeooo:rsid="00194651" officeooo:paragraph-rsid="00194651"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font-name="FreeMono" fo:font-size="10pt" fo:font-weight="normal" officeooo:rsid="00132ba5" officeooo:paragraph-rsid="00132ba5"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FreeMono" fo:font-size="10pt" fo:font-weight="normal" officeooo:rsid="00194651" officeooo:paragraph-rsid="00194651"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font-name="FreeMono" fo:font-size="14pt" fo:font-weight="normal" officeooo:rsid="0019f8bb" officeooo:paragraph-rsid="0019f8bb"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style:font-name="FreeMono" fo:font-size="14pt" fo:font-weight="normal" officeooo:rsid="0018789a" officeooo:paragraph-rsid="0018789a"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style:font-name="FreeMono" fo:font-size="16pt" fo:font-weight="bold" officeooo:rsid="0006394d" officeooo:paragraph-rsid="0006394d" style:font-size-asian="14pt" style:font-weight-asian="bold" style:font-size-complex="16pt" style:font-weight-complex="bold"/>
    </style:style>
    <style:style style:name="P42" style:family="paragraph" style:parent-style-name="Standard">
      <style:paragraph-properties fo:text-align="justify" style:justify-single-word="false"/>
      <style:text-properties style:font-name="FreeMono" fo:font-size="16pt" fo:font-weight="bold" officeooo:rsid="001e8a89" officeooo:paragraph-rsid="001e8a89" style:font-size-asian="14pt" style:font-weight-asian="bold" style:font-size-complex="16pt" style:font-weight-complex="bold"/>
    </style:style>
    <style:style style:name="P43" style:family="paragraph" style:parent-style-name="Standard">
      <style:paragraph-properties fo:text-align="justify" style:justify-single-word="false"/>
      <style:text-properties style:font-name="FreeMono" fo:font-size="16pt" fo:font-weight="normal" officeooo:rsid="0018789a" officeooo:paragraph-rsid="0018789a" style:font-size-asian="14pt" style:font-weight-asian="normal" style:font-size-complex="16pt" style:font-weight-complex="normal"/>
    </style:style>
    <style:style style:name="P44" style:family="paragraph" style:parent-style-name="Standard">
      <style:paragraph-properties fo:text-align="justify" style:justify-single-word="false"/>
      <style:text-properties style:font-name="FreeMono" fo:font-size="16pt" fo:font-weight="normal" officeooo:rsid="002979a8" officeooo:paragraph-rsid="002979a8" style:font-size-asian="14pt" style:font-weight-asian="normal" style:font-size-complex="16pt" style:font-weight-complex="normal"/>
    </style:style>
    <style:style style:name="P45" style:family="paragraph" style:parent-style-name="Standard">
      <style:paragraph-properties fo:text-align="justify" style:justify-single-word="false"/>
      <style:text-properties style:font-name="FreeMono" fo:font-size="16pt" fo:font-weight="normal" officeooo:rsid="0032456f" officeooo:paragraph-rsid="0032456f" style:font-size-asian="14pt" style:font-weight-asian="normal" style:font-size-complex="16pt" style:font-weight-complex="normal"/>
    </style:style>
    <style:style style:name="P46" style:family="paragraph" style:parent-style-name="Standard">
      <style:text-properties officeooo:paragraph-rsid="000865de"/>
    </style:style>
    <style:style style:name="P47" style:family="paragraph" style:parent-style-name="Standard">
      <style:text-properties officeooo:rsid="000865de" officeooo:paragraph-rsid="000865de"/>
    </style:style>
    <style:style style:name="P48" style:family="paragraph" style:parent-style-name="Standard">
      <style:text-properties officeooo:rsid="0038d88f" officeooo:paragraph-rsid="0038d88f"/>
    </style:style>
    <style:style style:name="P49" style:family="paragraph" style:parent-style-name="Standard">
      <style:paragraph-properties fo:text-align="center" style:justify-single-word="false" fo:break-before="page"/>
      <style:text-properties fo:font-size="26pt" fo:font-weight="bold" officeooo:rsid="0001d5d8" officeooo:paragraph-rsid="0001d5d8" style:font-size-asian="26pt" style:font-weight-asian="bold" style:font-size-complex="26pt" style:font-weight-complex="bold"/>
    </style:style>
    <style:style style:name="P50" style:family="paragraph" style:parent-style-name="Standard">
      <style:paragraph-properties fo:text-align="justify" style:justify-single-word="false" fo:break-before="page"/>
      <style:text-properties fo:font-size="16pt" fo:font-weight="normal" officeooo:rsid="0002a917" officeooo:paragraph-rsid="0002a917" style:font-size-asian="14pt" style:font-weight-asian="normal" style:font-size-complex="16pt" style:font-weight-complex="normal"/>
    </style:style>
    <style:style style:name="P51" style:family="paragraph" style:parent-style-name="Standard">
      <style:paragraph-properties fo:text-align="justify" style:justify-single-word="false" fo:break-before="page"/>
      <style:text-properties fo:font-size="16pt" fo:font-weight="normal" officeooo:rsid="002979a8" officeooo:paragraph-rsid="002979a8" style:font-size-asian="14pt" style:font-weight-asian="normal" style:font-size-complex="16pt" style:font-weight-complex="normal"/>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Standard" style:list-style-name="L1">
      <style:paragraph-properties fo:text-align="justify" style:justify-single-word="false"/>
      <style:text-properties fo:font-size="16pt" fo:font-weight="normal" officeooo:rsid="000233ca" officeooo:paragraph-rsid="000233ca" style:font-size-asian="14pt" style:font-weight-asian="normal" style:font-size-complex="16pt" style:font-weight-complex="normal"/>
    </style:style>
    <style:style style:name="P55" style:family="paragraph" style:parent-style-name="Standard" style:list-style-name="L1">
      <style:paragraph-properties fo:text-align="justify" style:justify-single-word="false"/>
      <style:text-properties fo:font-size="16pt" fo:font-weight="normal" officeooo:rsid="00264854" officeooo:paragraph-rsid="00264854" style:font-size-asian="14pt" style:font-weight-asian="normal" style:font-size-complex="16pt" style:font-weight-complex="normal"/>
    </style:style>
    <style:style style:name="P56" style:family="paragraph" style:parent-style-name="Standard" style:list-style-name="L2">
      <style:paragraph-properties fo:text-align="justify" style:justify-single-word="false"/>
      <style:text-properties fo:font-size="16pt" fo:font-weight="normal" officeooo:rsid="0021e166" officeooo:paragraph-rsid="0021e166" style:font-size-asian="14pt" style:font-weight-asian="normal" style:font-size-complex="16pt" style:font-weight-complex="normal"/>
    </style:style>
    <style:style style:name="P57" style:family="paragraph" style:parent-style-name="Standard">
      <style:paragraph-properties fo:text-align="end" style:justify-single-word="false"/>
      <style:text-properties fo:font-size="16pt" fo:font-weight="normal" officeooo:rsid="0002a917" officeooo:paragraph-rsid="0002a917" style:font-size-asian="14pt" style:font-weight-asian="normal" style:font-size-complex="16pt" style:font-weight-complex="normal"/>
    </style:style>
    <style:style style:name="P58" style:family="paragraph" style:parent-style-name="Heading_20_1">
      <style:paragraph-properties fo:break-before="page"/>
    </style:style>
    <style:style style:name="T1" style:family="text">
      <style:text-properties fo:font-size="26pt" fo:font-weight="normal" style:font-size-asian="26pt" style:font-weight-asian="normal" style:font-size-complex="26pt" style:font-weight-complex="normal"/>
    </style:style>
    <style:style style:name="T2" style:family="text">
      <style:text-properties fo:font-size="26pt" fo:font-weight="normal" officeooo:rsid="00083e83" style:font-size-asian="26pt" style:font-weight-asian="normal" style:font-size-complex="26pt" style:font-weight-complex="normal"/>
    </style:style>
    <style:style style:name="T3" style:family="text">
      <style:text-properties officeooo:rsid="0002a917"/>
    </style:style>
    <style:style style:name="T4" style:family="text">
      <style:text-properties officeooo:rsid="0006394d"/>
    </style:style>
    <style:style style:name="T5" style:family="text">
      <style:text-properties officeooo:rsid="000665ff"/>
    </style:style>
    <style:style style:name="T6" style:family="text">
      <style:text-properties officeooo:rsid="0009de48"/>
    </style:style>
    <style:style style:name="T7" style:family="text">
      <style:text-properties officeooo:rsid="000b79b4"/>
    </style:style>
    <style:style style:name="T8" style:family="text">
      <style:text-properties officeooo:rsid="000d2350"/>
    </style:style>
    <style:style style:name="T9" style:family="text">
      <style:text-properties officeooo:rsid="000ea778"/>
    </style:style>
    <style:style style:name="T10" style:family="text">
      <style:text-properties officeooo:rsid="0010de3b"/>
    </style:style>
    <style:style style:name="T11" style:family="text">
      <style:text-properties style:font-name="FreeMono"/>
    </style:style>
    <style:style style:name="T12" style:family="text">
      <style:text-properties style:font-name="FreeMono" officeooo:rsid="0010de3b"/>
    </style:style>
    <style:style style:name="T13" style:family="text">
      <style:text-properties style:font-name="FreeMono" fo:font-weight="bold" style:font-weight-asian="bold" style:font-weight-complex="bold"/>
    </style:style>
    <style:style style:name="T14" style:family="text">
      <style:text-properties style:font-name="FreeMono" fo:font-weight="bold" officeooo:rsid="0010de3b" style:font-weight-asian="bold" style:font-weight-complex="bold"/>
    </style:style>
    <style:style style:name="T15" style:family="text">
      <style:text-properties style:font-name="FreeMono" fo:font-weight="bold" officeooo:rsid="001124ae" style:font-weight-asian="bold" style:font-weight-complex="bold"/>
    </style:style>
    <style:style style:name="T16" style:family="text">
      <style:text-properties style:font-name="FreeMono" fo:font-weight="bold" officeooo:rsid="00122991" style:font-weight-asian="bold" style:font-weight-complex="bold"/>
    </style:style>
    <style:style style:name="T17" style:family="text">
      <style:text-properties style:font-name="FreeMono" officeooo:rsid="001124ae"/>
    </style:style>
    <style:style style:name="T18" style:family="text">
      <style:text-properties officeooo:rsid="001124ae"/>
    </style:style>
    <style:style style:name="T19" style:family="text">
      <style:text-properties officeooo:rsid="00122991"/>
    </style:style>
    <style:style style:name="T20" style:family="text">
      <style:text-properties officeooo:rsid="001501a0"/>
    </style:style>
    <style:style style:name="T21" style:family="text">
      <style:text-properties officeooo:rsid="0015fb42"/>
    </style:style>
    <style:style style:name="T22" style:family="text">
      <style:text-properties officeooo:rsid="001c8dcf"/>
    </style:style>
    <style:style style:name="T23" style:family="text">
      <style:text-properties style:font-name="Liberation Serif" officeooo:rsid="001e8a89"/>
    </style:style>
    <style:style style:name="T24" style:family="text">
      <style:text-properties officeooo:rsid="002002ff"/>
    </style:style>
    <style:style style:name="T25" style:family="text">
      <style:text-properties fo:font-size="13pt" style:font-size-asian="13pt" style:font-size-complex="13pt"/>
    </style:style>
    <style:style style:name="T26" style:family="text">
      <style:text-properties officeooo:rsid="0022db30"/>
    </style:style>
    <style:style style:name="T27" style:family="text">
      <style:text-properties officeooo:rsid="002b1c7a"/>
    </style:style>
    <style:style style:name="T28" style:family="text">
      <style:text-properties officeooo:rsid="002cbed3"/>
    </style:style>
    <style:style style:name="T29" style:family="text">
      <style:text-properties officeooo:rsid="0034d9f9"/>
    </style:style>
    <style:style style:name="T30" style:family="text">
      <style:text-properties officeooo:rsid="00361433"/>
    </style:style>
    <style:style style:name="T31" style:family="text">
      <style:text-properties officeooo:rsid="00361dcc"/>
    </style:style>
    <style:style style:name="T32" style:family="text">
      <style:text-properties officeooo:rsid="0037f840"/>
    </style:style>
    <style:style style:name="T33" style:family="text">
      <style:text-properties officeooo:rsid="003a9af4"/>
    </style:style>
    <style:style style:name="T3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4">dbpre </text:p>
      <text:p text:style-name="P32"/>
      <text:p text:style-name="P2"/>
      <text:p text:style-name="P2"/>
      <text:p text:style-name="P3">precompiler for <text:span text:style-name="T6">GnuCOBOL</text:span> and MySQL</text:p>
      <text:p text:style-name="P3"/>
      <text:p text:style-name="P3"/>
      <text:p text:style-name="P3">Version 0.4</text:p>
      <text:p text:style-name="P3"/>
      <text:p text:style-name="P3"/>
      <text:p text:style-name="P32">Users Guide</text:p>
      <text:p text:style-name="P3"/>
      <text:p text:style-name="P3"/>
      <text:p text:style-name="P1"><text:span text:style-name="T2">(C) </text:span><text:a xlink:type="simple" xlink:href="mailto:The_Piper@web.de" text:style-name="Internet_20_link" text:visited-style-name="Visited_20_Internet_20_Link"><text:span text:style-name="T1">The_Piper@web.de</text:span></text:a></text:p>
      <text:p text:style-name="P2"/>
      <text:p text:style-name="P2">August 2020</text:p>
      <text:p text:style-name="P2"><text:soft-page-break/></text:p>
      <text:p text:style-name="P2"/>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2"><text:a xlink:type="simple" xlink:href="#__RefHeading___Toc105_2912226082" text:style-name="Index_20_Link" text:visited-style-name="Index_20_Link">License<text:tab/>3</text:a></text:p>
          <text:p text:style-name="P52"><text:a xlink:type="simple" xlink:href="#__RefHeading___Toc107_2912226082" text:style-name="Index_20_Link" text:visited-style-name="Index_20_Link">Introduction<text:tab/>4</text:a></text:p>
          <text:p text:style-name="P52"><text:a xlink:type="simple" xlink:href="#__RefHeading___Toc967_2233881395" text:style-name="Index_20_Link" text:visited-style-name="Index_20_Link">Requirements<text:tab/>6</text:a></text:p>
          <text:p text:style-name="P52"><text:a xlink:type="simple" xlink:href="#__RefHeading___Toc1026_596771622" text:style-name="Index_20_Link" text:visited-style-name="Index_20_Link">Usage of dbpre<text:tab/>7</text:a></text:p>
          <text:p text:style-name="P52"><text:a xlink:type="simple" xlink:href="#__RefHeading___Toc222_3788145450" text:style-name="Index_20_Link" text:visited-style-name="Index_20_Link">Compiling dbpre<text:tab/>8</text:a></text:p>
          <text:p text:style-name="P52"><text:a xlink:type="simple" xlink:href="#__RefHeading___Toc224_3788145450" text:style-name="Index_20_Link" text:visited-style-name="Index_20_Link">Compiling the API cobmysqlapi<text:tab/>9</text:a></text:p>
          <text:p text:style-name="P52"><text:a xlink:type="simple" xlink:href="#__RefHeading___Toc252_3112835314" text:style-name="Index_20_Link" text:visited-style-name="Index_20_Link">dbpre options<text:tab/>10</text:a></text:p>
          <text:p text:style-name="P52"><text:a xlink:type="simple" xlink:href="#__RefHeading___Toc257_3112835314" text:style-name="Index_20_Link" text:visited-style-name="Index_20_Link">Fixed column format and free format<text:tab/>11</text:a></text:p>
          <text:p text:style-name="P52"><text:a xlink:type="simple" xlink:href="#__RefHeading___Toc864_2326552313" text:style-name="Index_20_Link" text:visited-style-name="Index_20_Link">Suffixes for COBOL source code<text:tab/>12</text:a></text:p>
          <text:p text:style-name="P52"><text:a xlink:type="simple" xlink:href="#__RefHeading___Toc260_3112835314" text:style-name="Index_20_Link" text:visited-style-name="Index_20_Link">The framework PGCTB<text:tab/>14</text:a></text:p>
          <text:p text:style-name="P53"><text:a xlink:type="simple" xlink:href="#__RefHeading___Toc262_3112835314" text:style-name="Index_20_Link" text:visited-style-name="Index_20_Link">The *.param file<text:tab/>16</text:a></text:p>
          <text:p text:style-name="P52"><text:a xlink:type="simple" xlink:href="#__RefHeading___Toc264_3112835314" text:style-name="Index_20_Link" text:visited-style-name="Index_20_Link">The examples<text:tab/>17</text:a></text:p>
          <text:p text:style-name="P52"><text:a xlink:type="simple" xlink:href="#__RefHeading___Toc266_3112835314" text:style-name="Index_20_Link" text:visited-style-name="Index_20_Link">Creating the MySQL database for the examples<text:tab/>18</text:a></text:p>
          <text:p text:style-name="P52"><text:a xlink:type="simple" xlink:href="#__RefHeading___Toc254_3112835314" text:style-name="Index_20_Link" text:visited-style-name="Index_20_Link">Compiling under Windows<text:tab/>19</text:a></text:p>
        </text:index-body>
      </text:table-of-content>
      <text:p text:style-name="P2"/>
      <text:p text:style-name="P49"/>
      <text:h text:style-name="Heading_20_1" text:outline-level="1"/>
      <text:h text:style-name="Heading_20_1" text:outline-level="1"><text:bookmark-start text:name="__RefHeading___Toc105_2912226082"/>License<text:bookmark-end text:name="__RefHeading___Toc105_2912226082"/></text:h>
      <text:p text:style-name="P4"/>
      <text:p text:style-name="P4">This program is under the Gnu Public License, GPL.</text:p>
      <text:p text:style-name="P4"/>
      <text:p text:style-name="P4">Read the file <text:span text:style-name="T8">doc/</text:span>COPYING.<text:span text:style-name="T8">TXT</text:span> or here:</text:p>
      <text:p text:style-name="P4"/>
      <text:p text:style-name="P4"><text:a xlink:type="simple" xlink:href="https://www.gnu.org/licenses/gpl-3.0.en.html" text:style-name="Internet_20_link" text:visited-style-name="Visited_20_Internet_20_Link">https://www.gnu.org/licenses/gpl-3.0.en.html</text:a></text:p>
      <text:p text:style-name="P4"/>
      <text:p text:style-name="P4">for it‘s content.</text:p>
      <text:p text:style-name="P4"/>
      <text:p text:style-name="P30">Excerpt:</text:p>
      <text:p text:style-name="P4"/>
      <text:p text:style-name="P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text:p>
      <text:p text:style-name="P4"/>
      <text:p text:style-name="P31">The entire risk as to the quality and performance of the program is with you. </text:p>
      <text:p text:style-name="P5"/>
      <text:p text:style-name="P33">Should the program for a particular purpose. prove defective, you assume the cost of all necessary servicing, repair or correction.</text:p>
      <text:p text:style-name="P2"/>
      <text:p text:style-name="P2"/>
      <text:p text:style-name="P2"/>
      <text:p text:style-name="P2"/>
      <text:p text:style-name="P2"/>
      <text:p text:style-name="P2"><text:soft-page-break/></text:p>
      <text:h text:style-name="Heading_20_1" text:outline-level="1"><text:bookmark-start text:name="__RefHeading___Toc107_2912226082"/>Introduction<text:bookmark-end text:name="__RefHeading___Toc107_2912226082"/></text:h>
      <text:p text:style-name="P6"/>
      <text:p text:style-name="P6"><text:span text:style-name="T4">d</text:span>bpre is a precompiler for MySQL and <text:span text:style-name="T7">GnuCOBOL</text:span>, so a precompiler for SQL, which replaces the EXEC SQL statements in COBOL source code <text:span text:style-name="T3">with</text:span> the calls to MySQL to perform the wanted functions.</text:p>
      <text:p text:style-name="P6"/>
      <text:p text:style-name="P6">dbpre comes with</text:p>
      <text:p text:style-name="P6"/>
      <text:list xml:id="list1574986148" text:style-name="L1">
        <text:list-item>
          <text:p text:style-name="P54">dbpre <text:tab/><text:tab/>– the precompiler itself</text:p>
        </text:list-item>
        <text:list-item>
          <text:p text:style-name="P54">cobmysqlapi <text:tab/>– the API to MySQL</text:p>
        </text:list-item>
        <text:list-item>
          <text:p text:style-name="P54">P<text:span text:style-name="T3">G</text:span>CTB <text:tab/><text:tab/>– a framework to make it easier to program programs with Data Base access <text:span text:style-name="T9">(PGCTB = Pipers Gnu Cobol Tool Box)</text:span></text:p>
        </text:list-item>
        <text:list-item>
          <text:p text:style-name="P55">two examples</text:p>
        </text:list-item>
        <text:list-item>
          <text:p text:style-name="P55">this document and some other documents</text:p>
        </text:list-item>
      </text:list>
      <text:p text:style-name="P6"/>
      <text:p text:style-name="P6"/>
      <text:p text:style-name="P7">The precompiler dbpre processes the input file with the suffix *.scb (SQL <text:span text:style-name="T4">COBOL</text:span>) and creates a *.cob file.</text:p>
      <text:p text:style-name="P7"/>
      <text:p text:style-name="P7">It goes like this:</text:p>
      <text:p text:style-name="P7"/>
      <text:p text:style-name="P57">The COBOL source code has the <text:span text:style-name="T34">suffix</text:span> *.scb (SQL COBOL) and may, but must not, include the framework PGCTB.</text:p>
      <text:p text:style-name="P7"/>
      <text:p text:style-name="P7">You can of course write your own SQL statements instead of using the framework, all up to you and your needs.</text:p>
      <text:p text:style-name="P7"/>
      <text:p text:style-name="P7">dbpre processes the *.scb file and generates a *.cob and *.lst file and reports errors, if some, related to SQL or missing copybooks and such, appear.</text:p>
      <text:p text:style-name="P7"/>
      <text:p text:style-name="P7">The by dbpre generated *.cob file can then be compiled with GnuCOBOL‘s cobc, <text:span text:style-name="T6">linked together with cobmysqlapi.o, the API, which does the communication with MySQL</text:span>.</text:p>
      <text:p text:style-name="P7"/>
      <text:p text:style-name="P8"><text:soft-page-break/>Or even other COBOL compilers, but that wasn‘t tested right now.</text:p>
      <text:p text:style-name="P7"/>
      <text:p text:style-name="P7">And thats it, the result should be a working binary, which can access MySQL databases.</text:p>
      <text:p text:style-name="P7"/>
      <text:h text:style-name="P58" text:outline-level="1"><text:bookmark-start text:name="__RefHeading___Toc967_2233881395"/>Requirements<text:bookmark-end text:name="__RefHeading___Toc967_2233881395"/></text:h>
      <text:p text:style-name="P27"/>
      <text:p text:style-name="P27">GnuCobol installed</text:p>
      <text:p text:style-name="P27"/>
      <text:p text:style-name="P45"><text:a xlink:type="simple" xlink:href="https://sourceforge.net/projects/gnucobol/" text:style-name="Internet_20_link" text:visited-style-name="Visited_20_Internet_20_Link">https://sourceforge.net/projects/gnucobol/</text:a></text:p>
      <text:p text:style-name="P45"/>
      <text:p text:style-name="P27"/>
      <text:p text:style-name="P27">MySQL installed</text:p>
      <text:p text:style-name="P27"/>
      <text:p text:style-name="P45">sudo apt-get install mysql-client mysql-server</text:p>
      <text:p text:style-name="P27"/>
      <text:p text:style-name="P28">or</text:p>
      <text:p text:style-name="P28"/>
      <text:p text:style-name="P28"><text:a xlink:type="simple" xlink:href="https://dev.mysql.com/doc/mysql-installation-excerpt/5.7/en/" text:style-name="Internet_20_link" text:visited-style-name="Visited_20_Internet_20_Link">https://dev.mysql.com/doc/mysql-installation-excerpt/5.7/en/</text:a></text:p>
      <text:p text:style-name="P28"/>
      <text:p text:style-name="P28"/>
      <text:p text:style-name="P28">gcc installed</text:p>
      <text:p text:style-name="P28"/>
      <text:p text:style-name="P28">(usually default for Linux systems)</text:p>
      <text:p text:style-name="P28"/>
      <text:p text:style-name="P27"/>
      <text:p text:style-name="P27"/>
      <text:h text:style-name="P58" text:outline-level="1"><text:bookmark-start text:name="__RefHeading___Toc1026_596771622"/>Usage of dbpre<text:bookmark-end text:name="__RefHeading___Toc1026_596771622"/></text:h>
      <text:p text:style-name="P29"/>
      <text:p text:style-name="P29">dbpre is a precompiler, it processes COBOL source code with SQL statements and creates an output, a COBOL source code, which then can be compiled with GnuCOBOL‘s cobc.</text:p>
      <text:p text:style-name="P29"/>
      <text:p text:style-name="P29">So, first run the pre<text:span text:style-name="T30">compiler</text:span> dbpre to convert the EXEC SQL statements into API calls (cobmysqlapi), then use dbpre‘s output and compile it with GnuCOBOL‘s cobc, <text:span text:style-name="T32">linking it with cobmysqlapi.o.</text:span></text:p>
      <text:p text:style-name="P29"/>
      <text:p text:style-name="P29">Or any other COBOL compiler, but that wasn‘t tested, but there might be a chance, that it works.</text:p>
      <text:p text:style-name="P29"/>
      <text:p text:style-name="P29"/>
      <text:p text:style-name="P29"/>
      <text:p text:style-name="P50"/>
      <text:h text:style-name="Heading_20_1" text:outline-level="1"><text:bookmark-start text:name="__RefHeading___Toc222_3788145450"/>Compiling dbpre<text:bookmark-end text:name="__RefHeading___Toc222_3788145450"/></text:h>
      <text:p text:style-name="P8"/>
      <text:p text:style-name="P8">Use the script „c“ to compile dbpre.c <text:span text:style-name="T22">or type:</text:span></text:p>
      <text:p text:style-name="P8"/>
      <text:p text:style-name="P41">gcc dbpre.c -odbpre -O</text:p>
      <text:p text:style-name="P41">sudo cp dbpre /usr/local/bin</text:p>
      <text:p text:style-name="P8"/>
      <text:p text:style-name="P8">The result should be the binary dbpre, the executable precompiler itself.</text:p>
      <text:p text:style-name="P8"/>
      <text:p text:style-name="P20">To test it, type <text:span text:style-name="T13">dbpre</text:span> or <text:span text:style-name="T13">dbpre -h</text:span> or <text:span text:style-name="T13">dbpre -v,</text:span><text:span text:style-name="T23">that should produce some output.</text:span></text:p>
      <text:p text:style-name="P20"/>
      <text:p text:style-name="P20"/>
      <text:h text:style-name="P58" text:outline-level="1"><text:bookmark-start text:name="__RefHeading___Toc224_3788145450"/>Compiling the API cobmysqlapi<text:bookmark-end text:name="__RefHeading___Toc224_3788145450"/></text:h>
      <text:p text:style-name="P8"/>
      <text:p text:style-name="P8">This is the API, the layer between GnuCOBOL and MySQL.</text:p>
      <text:p text:style-name="P8"/>
      <text:p text:style-name="P8">It must be linked to the COBOL program, which wants to interact with MySQL, <text:s/><text:span text:style-name="T5">this is the connection from the EXEC SQL statements in the COBOL source code (*.scb) to MySQL.</text:span></text:p>
      <text:p text:style-name="P8"/>
      <text:p text:style-name="P9">To compile it, use the shell script „capi“, which will generate cobmysqlapi.o, which <text:span text:style-name="T28">must</text:span> be linked with the COBOL program.</text:p>
      <text:p text:style-name="P9"/>
      <text:p text:style-name="P21">Or type</text:p>
      <text:p text:style-name="P21"/>
      <text:p text:style-name="P42">gcc -I/usr/include/mysql -c cobmysqlapi.c</text:p>
      <text:p text:style-name="P42">cp cobmysqlapi.o ../examples</text:p>
      <text:p text:style-name="P42"/>
      <text:p text:style-name="P21"/>
      <text:p text:style-name="P22">Of course, MySQL and it‘s header files must be install<text:span text:style-name="T31">ed</text:span> to compile the API.</text:p>
      <text:p text:style-name="P9"/>
      <text:p text:style-name="P9"/>
      <text:h text:style-name="P58" text:outline-level="1"><text:bookmark-start text:name="__RefHeading___Toc252_3112835314"/>dbpre options<text:bookmark-end text:name="__RefHeading___Toc252_3112835314"/></text:h>
      <text:p text:style-name="P10"/>
      <text:p text:style-name="P35">$ dbpre -h</text:p>
      <text:p text:style-name="P35">dbpre V 0.4 2020-08-22</text:p>
      <text:p text:style-name="P35">dbpre [options] progname</text:p>
      <text:p text:style-name="P35"/>
      <text:p text:style-name="P35">Options</text:p>
      <text:p text:style-name="P35">=======</text:p>
      <text:p text:style-name="P35">-h, --help <text:s text:c="4"/>- this message</text:p>
      <text:p text:style-name="P35">-v, --version <text:s/>- print version of dbpre</text:p>
      <text:p text:style-name="P35">-I <text:s text:c="12"/>- specify path for copybooks, e.g -I/tmp/copybooks/</text:p>
      <text:p text:style-name="P35">-ts <text:s text:c="3"/>- tab stop, tabs will be expanded to nnn spaces, e.g. -ts=3</text:p>
      <text:p text:style-name="P35">-f / --free <text:s text:c="3"/>- free format source code formatting allowed</text:p>
      <text:p text:style-name="P35"/>
      <text:p text:style-name="P11">The options are used to control what dbpre does or does not.</text:p>
      <text:p text:style-name="P10"/>
      <text:p text:style-name="P10"><text:span text:style-name="T13">-</text:span><text:span text:style-name="T14">I</text:span><text:span text:style-name="T10"> (= include) specifies one path to a directory where dbpre looks for copybooks which are specified with the </text:span><text:span text:style-name="T12">COPY</text:span><text:span text:style-name="T10"> or </text:span><text:span text:style-name="T12">EXEC SQL INCLUDE</text:span><text:span text:style-name="T10"> commands. Maybe in the future dbpre will support more than only one path.</text:span></text:p>
      <text:p text:style-name="P10"/>
      <text:p text:style-name="P10"><text:span text:style-name="T13">-</text:span><text:span text:style-name="T15">ts</text:span><text:span text:style-name="T18"> (= tab stop) If the COBOL source code contains tab characters dbpre replaces each tab character with a given amount of spaces. The default is 3 spaces for each tab character. Specify </text:span><text:span text:style-name="T17">-ts=8</text:span><text:span text:style-name="T18"> and dbpre replaces each tab character with 8 spaces. </text:span></text:p>
      <text:p text:style-name="P12">Most editors, like <text:span text:style-name="T11">vi</text:span>, insert tab characters into the source code when you press the TAB-key. </text:p>
      <text:p text:style-name="P12"/>
      <text:p text:style-name="P12"><text:span text:style-name="T13">-</text:span><text:span text:style-name="T16">f </text:span><text:span text:style-name="T19">(= free format) dbpre by default expects COBOL source code in fixed column format. To tell dbpre that the source code is in free format (format without fixed colums for coding, comments and such), use this option.</text:span></text:p>
      <text:p text:style-name="P12"/>
      <text:p text:style-name="P12"/>
      <text:h text:style-name="P58" text:outline-level="1"><text:bookmark-start text:name="__RefHeading___Toc257_3112835314"/>Fixed column format and free format<text:bookmark-end text:name="__RefHeading___Toc257_3112835314"/></text:h>
      <text:p text:style-name="P13"/>
      <text:p text:style-name="P13"><text:span text:style-name="T20">COBOL in f</text:span>ixed column format looks like this:</text:p>
      <text:p text:style-name="P13"/>
      <text:p text:style-name="P37">----+-*--1----+----2----+----3----+----4----+----5----+----6----+----7-*--+----8</text:p>
      <text:p text:style-name="P37"><text:s text:c="6"/>**************************************************************************</text:p>
      <text:p text:style-name="P37"><text:s text:c="6"/>* <text:s/>I D E N T I F I C A T I O N <text:s text:c="2"/>D I V I S I O N <text:s text:c="24"/>*</text:p>
      <text:p text:style-name="P37"><text:s text:c="6"/>**************************************************************************</text:p>
      <text:p text:style-name="P37"><text:s text:c="8"/>IDENTIFICATION <text:s text:c="13"/>DIVISION.</text:p>
      <text:p text:style-name="P37"><text:s text:c="8"/>PROGRAM-ID. <text:s text:c="16"/>PCTB003B.</text:p>
      <text:p text:style-name="P37"><text:s text:c="8"/>AUTHOR. <text:s text:c="20"/>THE_PIPER.</text:p>
      <text:p text:style-name="P37"><text:s text:c="8"/>DATE-WRITTEN. <text:s text:c="14"/>TODAY.</text:p>
      <text:p text:style-name="P37"><text:s text:c="6"/>/</text:p>
      <text:p text:style-name="P37"><text:s text:c="6"/>**************************************************************************</text:p>
      <text:p text:style-name="P37"><text:s text:c="6"/>* <text:s/>D A T A <text:s text:c="3"/>D I V I S I O N <text:s text:c="43"/>*</text:p>
      <text:p text:style-name="P37"><text:s text:c="6"/>**************************************************************************</text:p>
      <text:p text:style-name="P37"><text:s text:c="8"/>DATA <text:s text:c="23"/>DIVISION.</text:p>
      <text:p text:style-name="P13"/>
      <text:p text:style-name="P15">As you can see, an asterik in column 7 specifies a comm<text:span text:style-name="T33">e</text:span>n<text:span text:style-name="T33">t</text:span> line, a slash „/“ in column 7 forces a page break, COBOL statements are written at column 9, and so on.</text:p>
      <text:p text:style-name="P15"/>
      <text:p text:style-name="P13">Free format has no limitations, like an asterik in column 7 <text:span text:style-name="T21">or</text:span> „/“ in column 7 forces a page break and such.</text:p>
      <text:p text:style-name="P13"/>
      <text:p text:style-name="P13">It looks like this:</text:p>
      <text:p text:style-name="P13"/>
      <text:p text:style-name="P37">*&gt;*************************************************************************</text:p>
      <text:p text:style-name="P37">*&gt; <text:s/>I D E N T I F I C A T I O N <text:s text:c="2"/>D I V I S I O N <text:s text:c="24"/>*</text:p>
      <text:p text:style-name="P37">*&gt;*************************************************************************</text:p>
      <text:p text:style-name="P37">IDENTIFICATION <text:s text:c="13"/>DIVISION.</text:p>
      <text:p text:style-name="P37">PROGRAM-ID. <text:s text:c="16"/>freeform.</text:p>
      <text:p text:style-name="P37">AUTHOR. <text:s text:c="20"/>THE_PIPER.</text:p>
      <text:p text:style-name="P37">DATE-WRITTEN. <text:s text:c="14"/>TODAY.</text:p>
      <text:p text:style-name="P37">*&gt;*************************************************************************</text:p>
      <text:p text:style-name="P37">*&gt; <text:s/>D A T A <text:s text:c="3"/>D I V I S I O N <text:s text:c="43"/>*</text:p>
      <text:p text:style-name="P37">*&gt;*************************************************************************</text:p>
      <text:p text:style-name="P37">DATA <text:s text:c="23"/>DIVISION.</text:p>
      <text:p text:style-name="P13"/>
      <text:p text:style-name="P14">A comment starts with „*&gt;“ at any position in a line, COBOL statements can start at any column in a line, in this example, they are written at column 1.</text:p>
      <text:p text:style-name="P14"/>
      <text:p text:style-name="P14"/>
      <text:h text:style-name="P58" text:outline-level="1"><text:bookmark-start text:name="__RefHeading___Toc864_2326552313"/>Suffixes for COBOL source code<text:bookmark-end text:name="__RefHeading___Toc864_2326552313"/></text:h>
      <text:p text:style-name="P25"/>
      <text:p text:style-name="P25">The input for dbpre, the COBOL source code with EXEC SQL statements, must have the suffix „scb“, meaning SQL COBOL.</text:p>
      <text:p text:style-name="P25"/>
      <text:p text:style-name="P25">The output of dbpre has the suffix „cob“, meaning COBOL. This is the input for GnuCobol‘s cobc.</text:p>
      <text:p text:style-name="P25"/>
      <text:p text:style-name="P25">Example:</text:p>
      <text:p text:style-name="P25"/>
      <text:p text:style-name="P25">A SQL statement in a *.scb file looks like this:</text:p>
      <text:p text:style-name="P25"/>
      <text:p text:style-name="P44"><text:s text:c="11"/>EXEC SQL</text:p>
      <text:p text:style-name="P44"><text:s text:c="14"/>DELETE</text:p>
      <text:p text:style-name="P44"><text:s text:c="14"/>FROM example_table</text:p>
      <text:p text:style-name="P44"><text:s text:c="11"/>END-EXEC.</text:p>
      <text:p text:style-name="P44"><text:s text:c="11"/>EVALUATE TRUE</text:p>
      <text:p text:style-name="P44"><text:s text:c="13"/>WHEN DB-OK</text:p>
      <text:p text:style-name="P44"><text:s text:c="16"/>CONTINUE</text:p>
      <text:p text:style-name="P44"><text:s text:c="13"/>WHEN OTHER</text:p>
      <text:p text:style-name="P44"><text:s text:c="16"/>PERFORM DB-STATUS</text:p>
      <text:p text:style-name="P44"><text:s text:c="11"/>END-EVALUATE</text:p>
      <text:p text:style-name="P44"/>
      <text:p text:style-name="P25"/>
      <text:p text:style-name="P51">dbpre‘s result in the <text:span text:style-name="T27">created</text:span> *.cob file then looks like this:</text:p>
      <text:p text:style-name="P25"/>
      <text:p text:style-name="P44">DBPRE <text:s text:c="5"/>MOVE 8 <text:s text:c="12"/>TO SQLCA-SEQUENCE</text:p>
      <text:p text:style-name="P44"><text:s text:c="6"/>* <text:s text:c="3"/>EXEC SQL</text:p>
      <text:p text:style-name="P44">DBPRE * <text:s text:c="3"/>END-EXEC.</text:p>
      <text:p text:style-name="P44">DBPRE <text:s text:c="2"/>MOVE LOW-VALUES TO SQLCA-STATEMENT</text:p>
      <text:p text:style-name="P44">DBPRE <text:s text:c="2"/>STRING</text:p>
      <text:p text:style-name="P44">DBPRE <text:s text:c="2"/>'DELETE ' DELIMITED SIZE</text:p>
      <text:p text:style-name="P44">DBPRE <text:s text:c="2"/>'FROM ' DELIMITED SIZE</text:p>
      <text:p text:style-name="P44">DBPRE <text:s text:c="2"/>'example_table ' DELIMITED SIZE</text:p>
      <text:p text:style-name="P44">DBPRE <text:s text:c="2"/>INTO SQLCA-STATEMENT</text:p>
      <text:p text:style-name="P44">DBPRE <text:s text:c="2"/>END-STRING</text:p>
      <text:p text:style-name="P44">DBPRE <text:s text:c="2"/>CALL 'MySQL_query' USING SQLCA-STATEMENT</text:p>
      <text:p text:style-name="P44">DBPRE <text:s text:c="2"/>END-CALL</text:p>
      <text:p text:style-name="P44">DBPRE <text:s text:c="2"/>MOVE RETURN-CODE TO SQLCODE</text:p>
      <text:p text:style-name="P44"><text:s text:c="11"/>EVALUATE TRUE</text:p>
      <text:p text:style-name="P44"><text:s text:c="13"/>WHEN DB-OK</text:p>
      <text:p text:style-name="P44"><text:s text:c="16"/>CONTINUE</text:p>
      <text:p text:style-name="P44"><text:s text:c="13"/>WHEN OTHER</text:p>
      <text:p text:style-name="P44"><text:s text:c="16"/>PERFORM DB-STATUS</text:p>
      <text:p text:style-name="P44"><text:s text:c="11"/>END-EVALUATE</text:p>
      <text:p text:style-name="P44"/>
      <text:p text:style-name="P25"/>
      <text:p text:style-name="P26">And this *.cob file can be compiled with cobc.</text:p>
      <text:h text:style-name="P58" text:outline-level="1"><text:bookmark-start text:name="__RefHeading___Toc260_3112835314"/>The framework PGCTB<text:bookmark-end text:name="__RefHeading___Toc260_3112835314"/></text:h>
      <text:p text:style-name="P16"/>
      <text:p text:style-name="P16"><text:span text:style-name="T13">PGCTB</text:span> stands for Pipers Gnu Cobol Tool Box.</text:p>
      <text:p text:style-name="P16"/>
      <text:p text:style-name="P16">This is a framework which makes writing programs, which access MySQL, easier, because it does things every program like this needs for the user. </text:p>
      <text:p text:style-name="P16"/>
      <text:p text:style-name="P16">Like connecting to the database, opening it, error handling, rollbacks, commit the result, close the database and display banners at program start and termination.</text:p>
      <text:p text:style-name="P16"/>
      <text:p text:style-name="P16">You can use this framework, but dbpre is working too without it.</text:p>
      <text:p text:style-name="P16"/>
      <text:p text:style-name="P16">So it‘s up to you if you‘re using it or not.</text:p>
      <text:p text:style-name="P16"/>
      <text:p text:style-name="P17">First, the framework needs some definitions in the working storage, so include this copybook:</text:p>
      <text:p text:style-name="P17"/>
      <text:p text:style-name="P36"><text:s text:c="8"/>WORKING-STORAGE SECTION.</text:p>
      <text:p text:style-name="P36"><text:s text:c="6"/>*</text:p>
      <text:p text:style-name="P36"><text:s text:c="6"/>* The needed working storage stuff for the framework</text:p>
      <text:p text:style-name="P36"><text:s text:c="8"/>COPY PGCTBBATWS.</text:p>
      <text:p text:style-name="P17"><text:s/></text:p>
      <text:p text:style-name="P17"/>
      <text:p text:style-name="P17">Then, the coding of the framework itself in the PROCEDURE DIVISION</text:p>
      <text:p text:style-name="P17"/>
      <text:p text:style-name="P38"><text:s text:c="6"/>**************************************************************************</text:p>
      <text:p text:style-name="P38"><text:s text:c="6"/>* <text:s/>P R O C E D U R E <text:s text:c="2"/>D I V I S I O N <text:s text:c="34"/>*</text:p>
      <text:p text:style-name="P38"><text:s text:c="6"/>**************************************************************************</text:p>
      <text:p text:style-name="P38"><text:s text:c="8"/>PROCEDURE DIVISION.</text:p>
      <text:p text:style-name="P38"><text:s text:c="6"/>* The framework itself, calling PGCTB-ACTION to run the users coding</text:p>
      <text:p text:style-name="P38"><text:s text:c="11"/>EXEC SQL</text:p>
      <text:p text:style-name="P38"><text:s text:c="15"/>INCLUDE PGCTBBAT REPLACING 'TTTTNNNB' BY 'PCTB003B'.</text:p>
      <text:p text:style-name="P38"><text:s text:c="11"/>END-EXEC.</text:p>
      <text:p text:style-name="P17"/>
      <text:p text:style-name="P17">Here you must replace the TTTTNNNB with the real name of the program. This will be displayed in the banners at program start/termination.</text:p>
      <text:p text:style-name="P22">The length of the program name in PGCTB is limited to 8 characters.</text:p>
      <text:p text:style-name="P17"/>
      <text:p text:style-name="P17">And, as written above, the framework calls a section named PGCTB-ACTION.</text:p>
      <text:p text:style-name="P17"><text:soft-page-break/>This is where the users coding goes, PGCTB does all that basic stuff like connecting to the database, opening it, then calls PGCTB-ACTION, and after that, closes the database, or, in case of errors, does a rollback.</text:p>
      <text:p text:style-name="P17"/>
      <text:p text:style-name="P38"><text:s text:c="6"/>**************************************************************************</text:p>
      <text:p text:style-name="P38"><text:s text:c="6"/>* <text:s/>P G C T B - A C T I O N <text:s text:c="2"/>S E C T I O N <text:s text:c="30"/>*</text:p>
      <text:p text:style-name="P38"><text:s text:c="6"/>**************************************************************************</text:p>
      <text:p text:style-name="P38"><text:s text:c="8"/>PGCTB-ACTION SECTION.</text:p>
      <text:p text:style-name="P38"><text:s text:c="6"/>*</text:p>
      <text:p text:style-name="P38"><text:s text:c="11"/>DISPLAY 'In PGCTB-ACTION.'</text:p>
      <text:p text:style-name="P38"/>
      <text:p text:style-name="P38"><text:s text:c="11"/>PERFORM DISPLAY-ALL-RECORDS</text:p>
      <text:p text:style-name="P38"><text:s text:c="6"/>*</text:p>
      <text:p text:style-name="P38"><text:s text:c="11"/>DISPLAY 'Delete entire table'</text:p>
      <text:p text:style-name="P38"><text:s text:c="6"/>*</text:p>
      <text:p text:style-name="P38"><text:s text:c="11"/>EXEC SQL</text:p>
      <text:p text:style-name="P38"><text:s text:c="14"/>DELETE</text:p>
      <text:p text:style-name="P38"><text:s text:c="14"/>FROM example_table</text:p>
      <text:p text:style-name="P38"><text:s text:c="11"/>END-EXEC.</text:p>
      <text:p text:style-name="P38"><text:s text:c="11"/>EVALUATE TRUE</text:p>
      <text:p text:style-name="P38"><text:s text:c="13"/>WHEN DB-OK</text:p>
      <text:p text:style-name="P38">[OTHER STUFF]</text:p>
      <text:p text:style-name="P38"><text:s text:c="6"/>*</text:p>
      <text:p text:style-name="P38"><text:s text:c="11"/>PERFORM DISPLAY-ALL-RECORDS</text:p>
      <text:p text:style-name="P38"><text:s text:c="6"/>*</text:p>
      <text:p text:style-name="P38"><text:s text:c="11"/>DISPLAY 'Ende PGCTB-ACTION.'</text:p>
      <text:p text:style-name="P38"><text:s text:c="6"/>*</text:p>
      <text:p text:style-name="P38"><text:s text:c="11"/>.</text:p>
      <text:p text:style-name="P38"><text:s text:c="8"/>PGCTB-ACTION-EXIT.</text:p>
      <text:p text:style-name="P38"><text:s text:c="11"/>EXIT.</text:p>
      <text:p text:style-name="P17"/>
      <text:p text:style-name="P17">Important: PGCTB-ACTION must end with an EXIT, not with a STOP RUN.</text:p>
      <text:p text:style-name="P17"/>
      <text:p text:style-name="P18">STOP RUN is absolutely forbidden, when using this framework, further ROLLBACK and COMMIT.</text:p>
      <text:p text:style-name="P18"/>
      <text:p text:style-name="P18">Use the appropiated features of the framework, if a DB error occurs, PERFORM DB-STATUS, this will cause a ROLLBACK and display an error message.</text:p>
      <text:p text:style-name="P18"/>
      <text:p text:style-name="P18">If no error occurs, leave PGCTB-ACTION with EXIT and the framwork will do a COMMIT and closes the database.</text:p>
      <text:p text:style-name="P18"/>
      <text:p text:style-name="P18">Example of error handling after an EXEC SQL statement:</text:p>
      <text:p text:style-name="P18"/>
      <text:p text:style-name="P39"><text:s text:c="11"/>EVALUATE TRUE</text:p>
      <text:p text:style-name="P39"><text:s text:c="13"/>WHEN DB-OK</text:p>
      <text:p text:style-name="P39"><text:s text:c="16"/>CONTINUE</text:p>
      <text:p text:style-name="P39"><text:s text:c="13"/>WHEN OTHER</text:p>
      <text:p text:style-name="P39"><text:s text:c="16"/>PERFORM DB-STATUS</text:p>
      <text:p text:style-name="P39"><text:s text:c="11"/>END-EVALUATE</text:p>
      <text:p text:style-name="P18"><text:soft-page-break/></text:p>
      <text:h text:style-name="Heading_20_2" text:outline-level="2"><text:bookmark-start text:name="__RefHeading___Toc262_3112835314"/>The *.param file<text:bookmark-end text:name="__RefHeading___Toc262_3112835314"/></text:h>
      <text:p text:style-name="P18"/>
      <text:p text:style-name="P18">The framework needs to know to connect to which DB, with which user and password and such.</text:p>
      <text:p text:style-name="P18"/>
      <text:p text:style-name="P18">These informations are stored in a *.param file, like PCTB003B.param</text:p>
      <text:p text:style-name="P18"/>
      <text:p text:style-name="P18">It looks like this:</text:p>
      <text:p text:style-name="P18"/>
      <text:p text:style-name="P39">DBHOST=localhost</text:p>
      <text:p text:style-name="P39">DBUSER=root</text:p>
      <text:p text:style-name="P39">DBPASSWD=YourPasswordHere!</text:p>
      <text:p text:style-name="P39">DBNAME=testdb</text:p>
      <text:p text:style-name="P39">DBPORT=03306</text:p>
      <text:p text:style-name="P39">DBSOCKET=null</text:p>
      <text:p text:style-name="P18"/>
      <text:p text:style-name="P18"/>
      <text:p text:style-name="P19">DBHOST – where is MySQL running, in this case not an URL or an IP address, right on this machine, localhost</text:p>
      <text:p text:style-name="P19"/>
      <text:p text:style-name="P19">DBUSER – usually root</text:p>
      <text:p text:style-name="P19"/>
      <text:p text:style-name="P19">DBPASSWD – set this to your actual password for DBUSER</text:p>
      <text:p text:style-name="P19"/>
      <text:p text:style-name="P19">DBPORT – the port MySQL uses, <text:span text:style-name="T24">usually 3306</text:span></text:p>
      <text:p text:style-name="P19"/>
      <text:p text:style-name="P19">DBSOCKET – null, unused</text:p>
      <text:h text:style-name="P58" text:outline-level="1"><text:bookmark-start text:name="__RefHeading___Toc264_3112835314"/>The examples<text:bookmark-end text:name="__RefHeading___Toc264_3112835314"/></text:h>
      <text:p text:style-name="P16"/>
      <text:p text:style-name="P23">There are two examples for dbpre, PCTB003B and freeform.</text:p>
      <text:p text:style-name="P23"/>
      <text:p text:style-name="P24">Both examples do the same job, but PCTB003B is written in fixed columns format, and freeform is written in free format.</text:p>
      <text:p text:style-name="P24"/>
      <text:p text:style-name="P24">To run those examples, you need to create a table in MySQL, see next chapter, how to do that.</text:p>
      <text:p text:style-name="P24"/>
      <text:p text:style-name="P24"><text:span text:style-name="T26">Both programs</text:span> do:</text:p>
      <text:p text:style-name="P24"/>
      <text:list xml:id="list2957442597" text:style-name="L2">
        <text:list-item>
          <text:p text:style-name="P56">Delete all records in example table</text:p>
        </text:list-item>
        <text:list-item>
          <text:p text:style-name="P56">Insert 10 records in example table</text:p>
        </text:list-item>
        <text:list-item>
          <text:p text:style-name="P56">Display all records</text:p>
        </text:list-item>
        <text:list-item>
          <text:p text:style-name="P56">Update record 1 and 3</text:p>
        </text:list-item>
        <text:list-item>
          <text:p text:style-name="P56">Display all records</text:p>
          <text:p text:style-name="P56"/>
        </text:list-item>
      </text:list>
      <text:p text:style-name="P24">Thats it.</text:p>
      <text:p text:style-name="P24"/>
      <text:p text:style-name="P24">The files of the two examples are:</text:p>
      <text:p text:style-name="P24"/>
      <text:p text:style-name="P24">cPCTB003B <text:tab/>-shell script to preprocess and compile PCTB003B.scb</text:p>
      <text:p text:style-name="P24">PCTB003B.scb<text:tab/>- the COBOL source code, input for dbpre</text:p>
      <text:p text:style-name="P24"><text:span text:style-name="T25">PCTB003B.param</text:span> <text:tab/>- parameter file for the framework PGCTB</text:p>
      <text:p text:style-name="P24">PCTB003B.sh<text:tab/>- shell script to run the compiled binary</text:p>
      <text:p text:style-name="P24"/>
      <text:p text:style-name="P24">cfreeform <text:tab/><text:tab/>-shell script to preprocess and compile freeform.scb</text:p>
      <text:p text:style-name="P24">freeform.scb<text:tab/>- the COBOL source code, input for dbpre</text:p>
      <text:p text:style-name="P24">freeform.param <text:tab/>- parameter file for the framework PGCTB</text:p>
      <text:p text:style-name="P24">freeform.sh<text:tab/>- shell script to run the compiled binary</text:p>
      <text:p text:style-name="P24"/>
      <text:p text:style-name="P24"/>
      <text:p text:style-name="P24"/>
      <text:p text:style-name="P24"/>
      <text:p text:style-name="P24"/>
      <text:p text:style-name="P24"/>
      <text:p text:style-name="P24"/>
      <text:h text:style-name="Heading_20_1" text:outline-level="1"><text:bookmark-start text:name="__RefHeading___Toc266_3112835314"/><text:soft-page-break/>Creating the MySQL database for the examples<text:bookmark-end text:name="__RefHeading___Toc266_3112835314"/></text:h>
      <text:p text:style-name="P16"/>
      <text:p text:style-name="P16">To use <text:span text:style-name="T29">the</text:span> sample program<text:span text:style-name="T29">s</text:span>, you have to create a table in your MySql database, which must look like this:</text:p>
      <text:p text:style-name="P16"/>
      <text:p text:style-name="P16">Name: example_table:</text:p>
      <text:p text:style-name="P16"/>
      <text:p text:style-name="P40">+--------+----------+------+-----+---------+-------+</text:p>
      <text:p text:style-name="P40">| Field <text:s/>| Type <text:s text:c="4"/>| Null | Key | Default | Extra |</text:p>
      <text:p text:style-name="P40">+--------+----------+------+-----+---------+-------+</text:p>
      <text:p text:style-name="P40">| field1 | char(20) | NO <text:s text:c="2"/>| <text:s text:c="4"/>| NULL <text:s text:c="3"/>| <text:s text:c="6"/>|</text:p>
      <text:p text:style-name="P40">| field2 | char(16) | NO <text:s text:c="2"/>| <text:s text:c="4"/>| NULL <text:s text:c="3"/>| <text:s text:c="6"/>|</text:p>
      <text:p text:style-name="P40">| field3 | char(32) | NO <text:s text:c="2"/>| <text:s text:c="4"/>| NULL <text:s text:c="3"/>| <text:s text:c="6"/>|</text:p>
      <text:p text:style-name="P40">+--------+----------+------+-----+---------+-------+</text:p>
      <text:p text:style-name="P40">3 rows in set (0.00 sec)</text:p>
      <text:p text:style-name="P16"/>
      <text:p text:style-name="P16">Example:</text:p>
      <text:p text:style-name="P16"/>
      <text:p text:style-name="P43">sudo mysql -p</text:p>
      <text:p text:style-name="P43"/>
      <text:p text:style-name="P43">create database testdb;</text:p>
      <text:p text:style-name="P43"/>
      <text:p text:style-name="P43">use testdb;</text:p>
      <text:p text:style-name="P43"/>
      <text:p text:style-name="P43">create table example_table(field1 char(20), field2 char(16), field3 char(32));</text:p>
      <text:p text:style-name="P16"/>
      <text:p text:style-name="P23">And you have created the needed table in MySQL for the examples.</text:p>
      <text:p text:style-name="P16"/>
      <text:p text:style-name="P16"/>
      <text:p text:style-name="P16"/>
      <text:p text:style-name="P16"/>
      <text:h text:style-name="P58" text:outline-level="1"><text:bookmark-start text:name="__RefHeading___Toc254_3112835314"/>Compiling under Windows<text:bookmark-end text:name="__RefHeading___Toc254_3112835314"/></text:h>
      <text:p text:style-name="P10"/>
      <text:p text:style-name="P47">Install GnuCOBOL from here: https://arnoldtrembley.com/GnuCOBOL.htm#binaries</text:p>
      <text:p text:style-name="P46"/>
      <text:p text:style-name="P47">it includes too a gcc.exe for windows.</text:p>
      <text:p text:style-name="P46"/>
      <text:p text:style-name="P47">Use this gcc to compile dbpre.c and cobmysqlapi.c.</text:p>
      <text:p text:style-name="P46"/>
      <text:p text:style-name="P46">gcc -I/usr/include/mysql -c cobmysqlapi.c</text:p>
      <text:p text:style-name="P46"/>
      <text:p text:style-name="P47">The path after -I must point to the location of mysql.h, which depends on your installation of MySQL.</text:p>
      <text:p text:style-name="P47"/>
      <text:p text:style-name="P48">(This needs some more testing and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next-style-name="Numbering_20_1"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Numbering_20_1"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03:25:54.720033472</meta:creation-date>
    <dc:date>2020-09-06T05:59:00.009172071</dc:date>
    <meta:editing-duration>PT51M9S</meta:editing-duration>
    <meta:editing-cycles>33</meta:editing-cycles>
    <meta:generator>LibreOffice/6.0.7.3$Linux_X86_64 LibreOffice_project/00m0$Build-3</meta:generator>
    <meta:document-statistic meta:table-count="0" meta:image-count="0" meta:object-count="0" meta:page-count="19" meta:paragraph-count="275" meta:word-count="2033" meta:character-count="13794" meta:non-whitespace-character-count="10854"/>
  </office:meta>
</office:document-meta>
</file>